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Times New Roman" svg:font-family="'Times New Roman'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d7910" officeooo:paragraph-rsid="001d7910"/>
    </style:style>
    <style:style style:name="P2" style:family="paragraph" style:parent-style-name="Standard">
      <style:text-properties officeooo:rsid="001d7910" officeooo:paragraph-rsid="00218672"/>
    </style:style>
    <style:style style:name="P3" style:family="paragraph" style:parent-style-name="Standard">
      <style:text-properties officeooo:rsid="001ecd7a" officeooo:paragraph-rsid="001d7910"/>
    </style:style>
    <style:style style:name="P4" style:family="paragraph" style:parent-style-name="Standard">
      <style:text-properties officeooo:paragraph-rsid="002b35ec"/>
    </style:style>
    <style:style style:name="P5" style:family="paragraph" style:parent-style-name="Standard">
      <style:text-properties officeooo:rsid="001d7910" officeooo:paragraph-rsid="002b35ec"/>
    </style:style>
    <style:style style:name="P6" style:family="paragraph" style:parent-style-name="Standard">
      <style:text-properties officeooo:rsid="001ecd7a" officeooo:paragraph-rsid="002b35ec"/>
    </style:style>
    <style:style style:name="P7" style:family="paragraph" style:parent-style-name="Standard">
      <style:text-properties officeooo:paragraph-rsid="001d7910"/>
    </style:style>
    <style:style style:name="T1" style:family="text">
      <style:text-properties officeooo:rsid="001d7910"/>
    </style:style>
    <style:style style:name="T2" style:family="text">
      <style:text-properties officeooo:rsid="001ecd7a"/>
    </style:style>
    <style:style style:name="T3" style:family="text">
      <style:text-properties officeooo:rsid="00218672"/>
    </style:style>
    <style:style style:name="T4" style:family="text">
      <style:text-properties officeooo:rsid="00231b4c"/>
    </style:style>
    <style:style style:name="T5" style:family="text">
      <style:text-properties officeooo:rsid="0026df53"/>
    </style:style>
    <style:style style:name="T6" style:family="text">
      <style:text-properties officeooo:rsid="002b35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S <text:span text:style-name="T3">scholarship</text:span> <text:span text:style-name="T3">scheme is</text:span> overlooking talented <text:span text:style-name="T3">career changers</text:span>. </text:p>
      <text:p text:style-name="P1"/>
      <text:p text:style-name="P4"><text:span text:style-name="T1">I fear the inflexible enforcement of eligibility criteria for the BCS scholarship means we are missing out on a huge pool of talent that could help </text:span>alleviate <text:span text:style-name="T4">the under supply of computer science teachers.</text:span></text:p>
      <text:p text:style-name="P6"/>
      <text:p text:style-name="P3">I have been working in software development professionally for the last 24 years. However I’m planing a career change and retaining as a computer science teacher. <text:s/>I have been accepted to start ITT next September.</text:p>
      <text:p text:style-name="P2"/>
      <text:p text:style-name="P2">I <text:span text:style-name="T3">applied </text:span>to be <text:span text:style-name="T3">considered</text:span> for the BCS <text:span text:style-name="T3">scholarship</text:span> <text:span text:style-name="T3">scheme </text:span>on<text:span text:style-name="T3">l</text:span>y to be <text:span text:style-name="T3">swiftly </text:span>reject<text:span text:style-name="T3">ed</text:span> on <text:span text:style-name="T3">eligibility </text:span>ground<text:span text:style-name="T3">s</text:span> on account of not hold<text:span text:style-name="T3">ing </text:span>a first degree. <text:s/></text:p>
      <text:p text:style-name="P1"/>
      <text:p text:style-name="P7"><text:span text:style-name="T6">My MSc in Software Engineering, extensive experience in industry and as a CoderDojo mentor have been completely overlooked. </text:span></text:p>
      <text:p text:style-name="P5"/>
      <text:p text:style-name="P1"/>
      <text:p text:style-name="P1">Mark Gads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Times New Roman" svg:font-family="'Times New Roman'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fo:font-size="10pt" fo:language="en" fo:country="GB" style:font-name-asian="Calibri" style:font-family-asian="Calibri" style:font-family-generic-asian="system" style:font-pitch-asian="variable" style:font-size-asian="10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1:50:52.724000000</meta:creation-date>
    <dc:date>2019-06-18T08:09:17.971000000</dc:date>
    <meta:editing-duration>PT2H36M9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6" meta:word-count="123" meta:character-count="768" meta:non-whitespace-character-count="646"/>
  </office:meta>
</office:document-meta>
</file>